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Add “ls” instruction – print lists of cameras, layers, objects, modules, loaded bitmaps and fonts. Using a flag, print details about listed entities.</text:p>
      <text:p text:style-name="Standard">-Add blocking keyboard and mouse input through cameras that are out of focus.</text:p>
      <text:p text:style-name="Standard">-Maybe add selection rectangle to the mouse and change SelectedObject to a unique vector of pointers. It could be hard, but very rewarding.</text:p>
      <text:p text:style-name="Standard">-Connect primitives to cameras.</text:p>
      <text:p text:style-name="Standard">-Rewrite EditableTextModule (look at “editable update.txt”).</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 and finally overwrite everything.</text:p>
      <text:p text:style-name="Standard">-Projects will be the another type of entity and it will just add new way of saving and loading<text:s/><text:soft-page-break/>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soft-page-break/>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soft-page-break/>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soft-page-break/>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12T12:58:00Z</dc:date>
    <meta:template xlink:href="Normal.dotm" xlink:type="simple"/>
    <meta:editing-cycles>755</meta:editing-cycles>
    <meta:editing-duration>PT1547820S</meta:editing-duration>
    <meta:document-statistic meta:page-count="6" meta:paragraph-count="26" meta:word-count="2018" meta:character-count="13495" meta:row-count="95" meta:non-whitespace-character-count="11503"/>
  </office:meta>
</office:document-meta>
</file>